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cm" fo:text-indent="-0.635cm" fo:margin-left="1.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cm" fo:text-indent="-0.635cm" fo:margin-left="2.1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6cm" fo:text-indent="-0.635cm" fo:margin-left="2.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95cm" fo:text-indent="-0.635cm" fo:margin-left="3.3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3cm" fo:text-indent="-0.635cm" fo:margin-left="4.0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65cm" fo:text-indent="-0.635cm" fo:margin-left="4.6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cm" fo:text-indent="-0.635cm" fo:margin-left="5.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35cm" fo:text-indent="-0.635cm" fo:margin-left="5.9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7cm" fo:text-indent="-0.635cm" fo:margin-left="6.5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05cm" fo:text-indent="-0.635cm" fo:margin-left="7.20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llaborateur : Matthieu PIERRE</text:p>
      <text:p text:style-name="P1">Activité du 12 mai au 31 mai 2014</text:p>
      <text:p text:style-name="P1">MIDDLEWARE FACTORY</text:p>
      <text:p text:style-name="P1"/>
      <text:p text:style-name="P1">Analyse et implémentation du Restructurator pour la mise à jour des valeurs des Vertex. Il s'agit de remplacer le nœud existant avec la bonne valeur en mettant à jour son contexte c'est à dire toutes les dépendances/supers/héritages/composants liés. Pour cela on <text:s/>recrée le nœud désiré et on reconstruit tout son contexte.</text:p>
      <text:p text:style-name="P1">Mise en place d'une batterie de tests pour les mises à jour de valeurs.</text:p>
      <text:p text:style-name="P1"/>
      <text:p text:style-name="P1">Analyse et implémentation de la suppression des nœuds :</text:p>
      <text:list xml:id="list8817676250509302039" text:style-name="L1">
        <text:list-item>
          <text:p text:style-name="P2">stratégie par défaut :suppression quand possible en prenant en compte les intégrités référentielles,</text:p>
        </text:list-item>
        <text:list-item>
          <text:p text:style-name="P2">une stratégie en cascade :bypass des intégrités référentielles,</text:p>
        </text:list-item>
        <text:list-item>
          <text:p text:style-name="P2">Initialisation de la stratégie de raccordement :on tente au mieux de raccorder tous les nœuds impliqués selon l'élément supprimé.</text:p>
        </text:list-item>
      </text:list>
      <text:p text:style-name="P1">Mise en place d'une batterie de tests pour la suppression de nœud.</text:p>
      <text:p text:style-name="P1"/>
      <text:p text:style-name="P1">Initialisation d'un comparaison de components/values via un quadriPredicate pour permettre de lier les nœuds via un bind ou setInstance.</text:p>
      <text:p text:style-name="P1"/>
      <text:p text:style-name="P1">Correction du isAlive() pour la gestion des valeurs null et mise à jour des tests en conséquence.</text:p>
      <text:list xml:id="list7026399467160588497" text:style-name="L2">
        <text:list-header>
          <text:p text:style-name="P3"/>
        </text:list-header>
      </text:list>
      <text:p text:style-name="P1">Correction d'un switch case sur la stratégie de suppression pour GS2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0:27:14</meta:creation-date>
    <dc:date>2014-06-03T10:46:31</dc:date>
    <meta:editing-duration>PT9M27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14" meta:word-count="191" meta:character-count="1197" meta:non-whitespace-character-count="1022"/>
  </office:meta>
</office:document-meta>
</file>